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90abf" officeooo:paragraph-rsid="00190abf"/>
    </style:style>
    <style:style style:name="P2" style:family="paragraph" style:parent-style-name="Standard">
      <style:text-properties officeooo:rsid="00190abf" officeooo:paragraph-rsid="00190abf"/>
    </style:style>
    <style:style style:name="P3" style:family="paragraph" style:parent-style-name="Standard">
      <style:text-properties officeooo:rsid="00186719" officeooo:paragraph-rsid="001a9ecb"/>
    </style:style>
    <style:style style:name="P4" style:family="paragraph" style:parent-style-name="Standard">
      <style:text-properties officeooo:paragraph-rsid="001cca81"/>
    </style:style>
    <style:style style:name="P5" style:family="paragraph" style:parent-style-name="Standard">
      <style:text-properties officeooo:paragraph-rsid="00283479"/>
    </style:style>
    <style:style style:name="P6" style:family="paragraph" style:parent-style-name="Standard">
      <style:text-properties officeooo:paragraph-rsid="002c51b8"/>
    </style:style>
    <style:style style:name="P7" style:family="paragraph" style:parent-style-name="Standard">
      <style:text-properties officeooo:paragraph-rsid="00312779"/>
    </style:style>
    <style:style style:name="T1" style:family="text">
      <style:text-properties officeooo:rsid="001cca81"/>
    </style:style>
    <style:style style:name="T2" style:family="text">
      <style:text-properties officeooo:rsid="001ec811"/>
    </style:style>
    <style:style style:name="T3" style:family="text">
      <style:text-properties officeooo:rsid="00208e61"/>
    </style:style>
    <style:style style:name="T4" style:family="text">
      <style:text-properties officeooo:rsid="0020dc7a"/>
    </style:style>
    <style:style style:name="T5" style:family="text">
      <style:text-properties officeooo:rsid="00235790"/>
    </style:style>
    <style:style style:name="T6" style:family="text">
      <style:text-properties officeooo:rsid="0023f9b1"/>
    </style:style>
    <style:style style:name="T7" style:family="text">
      <style:text-properties officeooo:rsid="00240f04"/>
    </style:style>
    <style:style style:name="T8" style:family="text">
      <style:text-properties officeooo:rsid="0024ae2c"/>
    </style:style>
    <style:style style:name="T9" style:family="text">
      <style:text-properties officeooo:rsid="00259522"/>
    </style:style>
    <style:style style:name="T10" style:family="text">
      <style:text-properties officeooo:rsid="00283479"/>
    </style:style>
    <style:style style:name="T11" style:family="text">
      <style:text-properties officeooo:rsid="0029d3f0"/>
    </style:style>
    <style:style style:name="T12" style:family="text">
      <style:text-properties officeooo:rsid="002a6c8c"/>
    </style:style>
    <style:style style:name="T13" style:family="text">
      <style:text-properties officeooo:rsid="002c51b8"/>
    </style:style>
    <style:style style:name="T14" style:family="text">
      <style:text-properties officeooo:rsid="002cb0e5"/>
    </style:style>
    <style:style style:name="T15" style:family="text">
      <style:text-properties officeooo:rsid="002d09d9"/>
    </style:style>
    <style:style style:name="T16" style:family="text">
      <style:text-properties officeooo:rsid="002ebed9"/>
    </style:style>
    <style:style style:name="T17" style:family="text">
      <style:text-properties officeooo:rsid="002fb11c"/>
    </style:style>
    <style:style style:name="T18" style:family="text">
      <style:text-properties officeooo:rsid="00312779"/>
    </style:style>
    <style:style style:name="T19" style:family="text">
      <style:text-properties officeooo:rsid="0031dea6"/>
    </style:style>
    <style:style style:name="T20" style:family="text">
      <style:text-properties officeooo:rsid="00328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yan Morris</text:p>
      <text:p text:style-name="P1">CSCI480</text:p>
      <text:p text:style-name="P1">TSP writeup</text:p>
      <text:p text:style-name="P1"/>
      <text:p text:style-name="P3">The constants of my traveling salesman problem are hard coded <text:span text:style-name="T4">in the header file</text:span> <text:span text:style-name="T4">they are</text:span> compiled into the program, <text:span text:style-name="T4">but can easily be tweaked</text:span>.</text:p>
      <text:p text:style-name="P3"><text:s/></text:p>
      <text:p text:style-name="P2">#define CITIES 15 </text:p>
      <text:p text:style-name="P2">#define DATAFILE "cities.dat" </text:p>
      <text:p text:style-name="P2">#define DEATHRATE 70 </text:p>
      <text:p text:style-name="P2">#define GROWRATE 75 </text:p>
      <text:p text:style-name="P2">#define GENERATIONS 750 </text:p>
      <text:p text:style-name="P2">#define INIT_POP 100 </text:p>
      <text:p text:style-name="P2">#define MUTATERATE 20 </text:p>
      <text:p text:style-name="P2">#define TARGET_POP 1000 </text:p>
      <text:p text:style-name="P2"/>
      <text:p text:style-name="P4"><text:span text:style-name="T1">As you can see I don't have a fixed population size just a target population size </text:span><text:span text:style-name="T3">as my program runs the population will converge towards the target population but it not guarantied to be equal to it at any point in time.</text:span><text:span text:style-name="T1"> </text:span><text:span text:style-name="T2">The initial population of generation 0 is 100. The growth rate is 75% of the current population. The death rate is 70% of the current population. </text:span><text:span text:style-name="T5">After much trial and error I chose a population size of 750 generations. </text:span><text:span text:style-name="T6">My algorithm was most effective with a small population size and a small number of generations. </text:span><text:span text:style-name="T7">Adding more generations didn't really find better tours it just increased the computation time of my program. </text:span><text:span text:style-name="T8">Increasing the population size greatly increased </text:span><text:span text:style-name="T9">computation time</text:span><text:span text:style-name="T8"> as I had several N^2 and an N^3 operation in my simulation. </text:span></text:p>
      <text:p text:style-name="P4"><text:span text:style-name="T8"/></text:p>
      <text:p text:style-name="P5"><text:span text:style-name="T10">My crossover operation randomly selected two tours in the population and then </text:span><text:span text:style-name="T11">created a new tour with 50% of the cities from the first tour and 50% of the cities from the second tour. </text:span><text:span text:style-name="T12">The decision of which of the initial tours to copy a city to the new tour was chosen at random. </text:span></text:p>
      <text:p text:style-name="P5"><text:span text:style-name="T12"/></text:p>
      <text:p text:style-name="P6"><text:span text:style-name="T14">One of the negative effects of this crossover operation was that it tended to make incomplete tours as its offspring. </text:span><text:span text:style-name="T15">I designed my mutate operation to create complete tours. </text:span><text:span text:style-name="T16">It chooses a member of the population at random, iterates through it and keeps track of any duplicate cities. </text:span><text:span text:style-name="T17">It then iterates through again and replaces duplicates cities not yet occurring in that tour.</text:span><text:span text:style-name="T13"> </text:span></text:p>
      <text:p text:style-name="P6"><text:span text:style-name="T13"/></text:p>
      <text:p text:style-name="P7"><text:span text:style-name="T18">My simulation was after a predetermined generation number had been reached. </text:span><text:span text:style-name="T19">The current highest scoring tour at the end of this generation was considered the best tour and was return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6T13:47:34</meta:creation-date>
    <meta:generator>LibreOffice/3.6$Linux_X86_64 LibreOffice_project/360m1$Build-2</meta:generator>
    <dc:date>2013-12-06T17:17:47</dc:date>
    <meta:editing-duration>PT25M5S</meta:editing-duration>
    <meta:editing-cycles>28</meta:editing-cycles>
    <meta:document-statistic meta:table-count="0" meta:image-count="0" meta:object-count="0" meta:page-count="1" meta:paragraph-count="17" meta:word-count="335" meta:character-count="1970" meta:non-whitespace-character-count="1639"/>
  </office:meta>
</office:document-meta>
</file>